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5">
      <style:paragraph-properties fo:margin-top="0cm" fo:margin-bottom="0cm" style:contextual-spacing="false"/>
    </style:style>
    <style:style style:name="P9" style:family="paragraph" style:parent-style-name="Text_20_body">
      <style:paragraph-properties fo:margin-top="0cm" fo:margin-bottom="0cm" style:contextual-spacing="false"/>
    </style:style>
    <style:style style:name="P10" style:family="paragraph" style:parent-style-name="Text_20_body" style:list-style-name="L6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Heading_20_3">
      <style:text-properties officeooo:paragraph-rsid="000809e0"/>
    </style:style>
    <style:style style:name="T1" style:family="text">
      <style:text-properties officeooo:rsid="000809e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🚍 <text:span text:style-name="Strong_20_Emphasis">Projeto: Monitoramento em Tempo Real de Frotas de Ônibus da SPTrans</text:span></text:p>
      <text:p text:style-name="Standard"><text:span text:style-name="Strong_20_Emphasis"/></text:p>
      <text:h text:style-name="Heading_20_3" text:outline-level="3"><text:span text:style-name="Strong_20_Emphasis">🎯 Objetivo:</text:span></text:h>
      <text:p text:style-name="Text_20_body">Coletar, processar e armazenar em tempo real os dados de localização dos ônibus da cidade de São Paulo, visando extrair métricas e indicadores de desempenho da operação do transporte público.</text:p>
      <text:h text:style-name="Heading_20_3" text:outline-level="3"><text:span text:style-name="Strong_20_Emphasis">2. Ingestão – Apache Kafka:</text:span></text:h>
      <text:list text:style-name="L1">
        <text:list-item>
          <text:p text:style-name="P1">Criar <text:span text:style-name="Strong_20_Emphasis">producers</text:span> que consultam periodicamente a API da SPTrans.</text:p>
        </text:list-item>
        <text:list-item>
          <text:p text:style-name="P1">Os dados coletados são publicados em tópicos Kafka como:</text:p>
          <text:list>
            <text:list-item>
              <text:p text:style-name="P1"><text:span text:style-name="Source_20_Text">posicoes_veiculos</text:span></text:p>
            </text:list-item>
            <text:list-item>
              <text:p text:style-name="P1"><text:span text:style-name="Source_20_Text">previsao_pontos</text:span></text:p>
            </text:list-item>
            <text:list-item>
              <text:p text:style-name="P1"><text:span text:style-name="Source_20_Text">status_operacional</text:span></text:p>
            </text:list-item>
          </text:list>
        </text:list-item>
        <text:list-item>
          <text:p text:style-name="P2">Garantir <text:span text:style-name="Strong_20_Emphasis">resiliência</text:span> e <text:span text:style-name="Strong_20_Emphasis">baixa latência</text:span> na ingestão.</text:p>
        </text:list-item>
      </text:list>
      <text:h text:style-name="Heading_20_3" text:outline-level="3">3. <text:span text:style-name="Strong_20_Emphasis">Processamento em Tempo Real – Spark Streaming:</text:span></text:h>
      <text:list text:style-name="L2">
        <text:list-item>
          <text:p text:style-name="P3">Consumir os tópicos do Kafka em tempo real.</text:p>
        </text:list-item>
        <text:list-item>
          <text:p text:style-name="P3">Aplicar <text:span text:style-name="Strong_20_Emphasis">transformações</text:span> e <text:span text:style-name="Strong_20_Emphasis">enriquecimento dos dados</text:span>:</text:p>
          <text:list>
            <text:list-item>
              <text:p text:style-name="P3">Juntar localização dos veículos com dados de linhas e itinerários.</text:p>
            </text:list-item>
            <text:list-item>
              <text:p text:style-name="P3">Calcular intervalos entre ônibus da mesma linha.</text:p>
            </text:list-item>
            <text:list-item>
              <text:p text:style-name="P3">Detectar anomalias (como veículos parados por muito tempo).</text:p>
            </text:list-item>
          </text:list>
        </text:list-item>
        <text:list-item>
          <text:p text:style-name="P4"><text:span text:style-name="Strong_20_Emphasis">Output:</text:span> métricas consolidadas e fluxos de eventos para bancos de dados e dashboards.</text:p>
        </text:list-item>
      </text:list>
      <text:h text:style-name="Heading_20_3" text:outline-level="3">4. <text:span text:style-name="Strong_20_Emphasis">Armazenamento – InfluxDB (Time-Series Database):</text:span></text:h>
      <text:list text:style-name="L3">
        <text:list-item>
          <text:p text:style-name="P5"><text:span text:style-name="Strong_20_Emphasis">Armazenar séries temporais</text:span> das métricas extraídas:</text:p>
          <text:list>
            <text:list-item>
              <text:p text:style-name="P5">Exemplo de measurement: <text:span text:style-name="Source_20_Text">frequencia_onibus</text:span>, <text:span text:style-name="Source_20_Text">tempo_parado</text:span>, <text:span text:style-name="Source_20_Text">desempenho_linha</text:span></text:p>
            </text:list-item>
          </text:list>
        </text:list-item>
        <text:list-item>
          <text:p text:style-name="P5"><text:span text:style-name="Strong_20_Emphasis">Vantagem do InfluxDB</text:span>:</text:p>
          <text:list>
            <text:list-item>
              <text:p text:style-name="P5">Projetado para dados temporais.</text:p>
            </text:list-item>
            <text:list-item>
              <text:p text:style-name="P5">Suporte a <text:span text:style-name="Strong_20_Emphasis">consultas de métricas históricas e em tempo real</text:span>.</text:p>
            </text:list-item>
            <text:list-item>
              <text:p text:style-name="P6">Integração fácil com <text:span text:style-name="Strong_20_Emphasis">Grafana</text:span> para visualização.</text:p>
            </text:list-item>
          </text:list>
        </text:list-item>
      </text:list>
      <text:h text:style-name="Heading_20_2" text:outline-level="2"><text:span text:style-name="Strong_20_Emphasis">📊 Métricas e KPIs Possíveis:</text:span></text:h>
      <text:h text:style-name="Heading_20_3" text:outline-level="3">1. <text:span text:style-name="Strong_20_Emphasis">Pontualidade e Regularidade</text:span></text:h>
      <text:list text:style-name="L4">
        <text:list-item>
          <text:p text:style-name="P7"><text:span text:style-name="Strong_20_Emphasis">Intervalo médio entre ônibus da mesma linha</text:span>.</text:p>
          <text:p text:style-name="P7"/>
        </text:list-item>
      </text:list>
      <text:h text:style-name="Heading_20_3" text:outline-level="3">2. <text:span text:style-name="Strong_20_Emphasis">Utilização e Cobertura</text:span></text:h>
      <text:list text:style-name="L5">
        <text:list-item>
          <text:p text:style-name="P8"><text:span text:style-name="Strong_20_Emphasis">Quantidade de veículos em operação por linha e por hora</text:span>.</text:p>
        </text:list-item>
      </text:list>
      <text:p text:style-name="P9"/>
      <text:h text:style-name="Heading_20_3" text:outline-level="3">3. <text:span text:style-name="Strong_20_Emphasis">Eficiência Operacional</text:span></text:h>
      <text:list text:style-name="L6">
        <text:list-header>
          <text:p text:style-name="P10"/>
        </text:list-header>
        <text:list-item>
          <text:p text:style-name="P11"><text:span text:style-name="Strong_20_Emphasis">Velocidade média</text:span> por linha, por trecho e por horário.</text:p>
        </text:list-item>
      </text:list>
      <text:h text:style-name="P12" text:outline-level="3"><text:soft-page-break/><text:span text:style-name="Strong_20_Emphasis"><text:span text:style-name="T1">Pyspark Streaming</text:span></text:span></text:h>
      <text:h text:style-name="Heading_20_3" text:outline-level="3"><text:span text:style-name="Strong_20_Emphasis">4. Janela Temporal (Exemplo de Agregação por Linha)</text:span></text:h>
      <text:p text:style-name="Text_20_body">Para calcular <text:span text:style-name="Strong_20_Emphasis">frequência média dos ônibus por linha em janelas de 5 minutos</text:span>:</text:p>
      <text:p text:style-name="Text_20_body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14:33:23.101668486</meta:creation-date>
    <dc:date>2025-02-16T16:17:20.936832562</dc:date>
    <meta:editing-duration>PT1H33M47S</meta:editing-duration>
    <meta:editing-cycles>1</meta:editing-cycles>
    <meta:document-statistic meta:table-count="0" meta:image-count="0" meta:object-count="0" meta:page-count="2" meta:paragraph-count="36" meta:word-count="263" meta:character-count="1675" meta:non-whitespace-character-count="1466"/>
    <meta:generator>LibreOffice/24.8.4.2$Linux_X86_64 LibreOffice_project/480$Build-2</meta:generator>
  </office:meta>
</office:document-meta>
</file>